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e60e" officeooo:paragraph-rsid="001ba219" style:font-size-asian="14pt" style:font-size-complex="14pt"/>
    </style:style>
    <style:style style:name="P2" style:family="paragraph" style:parent-style-name="Standard">
      <style:text-properties fo:font-size="14pt" officeooo:rsid="0008d746" officeooo:paragraph-rsid="001ba219" style:font-size-asian="14pt" style:font-size-complex="14pt"/>
    </style:style>
    <style:style style:name="P3" style:family="paragraph" style:parent-style-name="Standard">
      <style:text-properties fo:font-size="14pt" officeooo:rsid="000a0f73" officeooo:paragraph-rsid="001ba219" style:font-size-asian="14pt" style:font-size-complex="14pt"/>
    </style:style>
    <style:style style:name="P4" style:family="paragraph" style:parent-style-name="Standard">
      <style:text-properties fo:font-size="14pt" officeooo:rsid="000b4758" officeooo:paragraph-rsid="001ba219" style:font-size-asian="14pt" style:font-size-complex="14pt"/>
    </style:style>
    <style:style style:name="P5" style:family="paragraph" style:parent-style-name="Standard">
      <style:text-properties fo:font-size="14pt" officeooo:rsid="000d4abd" officeooo:paragraph-rsid="001ba219" style:font-size-asian="14pt" style:font-size-complex="14pt"/>
    </style:style>
    <style:style style:name="P6" style:family="paragraph" style:parent-style-name="Standard">
      <style:text-properties fo:font-size="14pt" officeooo:rsid="000fc240" officeooo:paragraph-rsid="001ba219" style:font-size-asian="14pt" style:font-size-complex="14pt"/>
    </style:style>
    <style:style style:name="P7" style:family="paragraph" style:parent-style-name="Standard">
      <style:text-properties officeooo:rsid="000a0f73" officeooo:paragraph-rsid="001ba219"/>
    </style:style>
    <style:style style:name="P8" style:family="paragraph" style:parent-style-name="Standard">
      <style:text-properties fo:font-size="9pt" officeooo:rsid="0008d746" officeooo:paragraph-rsid="001ba219" style:font-size-asian="9pt" style:font-size-complex="9pt"/>
    </style:style>
    <style:style style:name="P9" style:family="paragraph" style:parent-style-name="Standard">
      <style:text-properties fo:font-size="20pt" officeooo:rsid="0008d746" officeooo:paragraph-rsid="001ba219" style:font-size-asian="17.5pt" style:font-size-complex="20pt"/>
    </style:style>
    <style:style style:name="P10" style:family="paragraph" style:parent-style-name="Standard">
      <style:text-properties fo:font-size="20pt" officeooo:rsid="000ce2d5" officeooo:paragraph-rsid="001ba219" style:font-size-asian="17.5pt" style:font-size-complex="20pt"/>
    </style:style>
    <style:style style:name="P11" style:family="paragraph" style:parent-style-name="Standard">
      <style:text-properties fo:font-size="18pt" officeooo:rsid="000b4758" officeooo:paragraph-rsid="001ba219" style:font-size-asian="18pt" style:font-size-complex="18pt"/>
    </style:style>
    <style:style style:name="P12" style:family="paragraph" style:parent-style-name="Standard">
      <style:text-properties fo:font-size="16pt" officeooo:rsid="000dd0e2" officeooo:paragraph-rsid="001ba219" style:font-size-asian="14pt" style:font-size-complex="16pt"/>
    </style:style>
    <style:style style:name="P13" style:family="paragraph" style:parent-style-name="Standard">
      <style:text-properties fo:font-size="16pt" officeooo:rsid="000b4758" officeooo:paragraph-rsid="001ba219" style:font-size-asian="16pt" style:font-size-complex="16pt"/>
    </style:style>
    <style:style style:name="P14" style:family="paragraph" style:parent-style-name="Standard">
      <style:text-properties fo:font-size="16pt" officeooo:rsid="000ce2d5" officeooo:paragraph-rsid="001ba219" style:font-size-asian="16pt" style:font-size-complex="16pt"/>
    </style:style>
    <style:style style:name="P15" style:family="paragraph" style:parent-style-name="Standard">
      <style:text-properties fo:font-size="11pt" style:text-underline-style="solid" style:text-underline-width="auto" style:text-underline-color="font-color" officeooo:rsid="0008d746" officeooo:paragraph-rsid="001ba219" style:font-size-asian="9.60000038146973pt" style:font-size-complex="11pt"/>
    </style:style>
    <style:style style:name="P16" style:family="paragraph" style:parent-style-name="Standard">
      <style:text-properties fo:font-size="11pt" officeooo:rsid="0008d746" officeooo:paragraph-rsid="001ba219" style:font-size-asian="9.60000038146973pt" style:font-size-complex="11pt"/>
    </style:style>
    <style:style style:name="P17" style:family="paragraph" style:parent-style-name="Standard">
      <style:text-properties fo:font-size="14pt" officeooo:rsid="000a0f73" officeooo:paragraph-rsid="001c6b6c" style:font-size-asian="14pt" style:font-size-complex="14pt"/>
    </style:style>
    <style:style style:name="P18" style:family="paragraph" style:parent-style-name="Standard">
      <style:text-properties fo:font-size="14pt" officeooo:rsid="001c6b6c" officeooo:paragraph-rsid="001c6b6c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a0f73" style:font-weight-asian="bold" style:font-weight-complex="bold"/>
    </style:style>
    <style:style style:name="T3" style:family="text">
      <style:text-properties officeooo:rsid="000dd0e2"/>
    </style:style>
    <style:style style:name="T4" style:family="text">
      <style:text-properties officeooo:rsid="000a0f7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4758"/>
    </style:style>
    <style:style style:name="T7" style:family="text">
      <style:text-properties officeooo:rsid="000be60e"/>
    </style:style>
    <style:style style:name="T8" style:family="text">
      <style:text-properties officeooo:rsid="000c91ab"/>
    </style:style>
    <style:style style:name="T9" style:family="text">
      <style:text-properties officeooo:rsid="000d4abd"/>
    </style:style>
    <style:style style:name="T10" style:family="text">
      <style:text-properties officeooo:rsid="001ba219"/>
    </style:style>
    <style:style style:name="T11" style:family="text">
      <style:text-properties officeooo:rsid="001c6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/>
      <text:p text:style-name="P8"/>
      <text:p text:style-name="P9"><text:s text:c="12"/><text:span text:style-name="T1">Klubová soutěž </text:span><text:span text:style-name="T2">o</text:span><text:span text:style-name="T1"> Mistr</text:span><text:span text:style-name="T2">a</text:span><text:span text:style-name="T1"> kroužku <text:s/>202</text:span><text:span text:style-name="T2">3</text:span></text:p>
      <text:p text:style-name="P9"><text:tab/><text:tab/><text:tab/> <text:s text:c="2"/>Výsledk<text:span text:style-name="T3">ová listina</text:span> </text:p>
      <text:p text:style-name="P10"><text:tab/><text:tab/> <text:s text:c="9"/>Letovice <text:span text:style-name="T10">9</text:span>.6. 202<text:span text:style-name="T10">4</text:span></text:p>
      <text:p text:style-name="P10"/>
      <text:p text:style-name="P11">Pořadatel: RMK Letovice, SVČ Letokruh Letovice</text:p>
      <text:p text:style-name="P12">Kategorie: streamer<text:span text:style-name="T5"> <text:s/>S6A - <text:s/>2,5 Ns</text:span></text:p>
      <text:p text:style-name="P13">Sportovní komisař: <text:span text:style-name="T10">Sopoušek Milan</text:span></text:p>
      <text:p text:style-name="P13">Časoměřiči: <text:s/><text:span text:style-name="T10">Kučka Milan, Dobiáš Jan, Marek Roman</text:span> </text:p>
      <text:p text:style-name="P13">Pořadatel: <text:span text:style-name="T11">Pazour Petr</text:span></text:p>
      <text:p text:style-name="P13">Zapisovatel: Jiří Kašpar <text:s text:c="10"/></text:p>
      <text:p text:style-name="P14"/>
      <text:p text:style-name="P15"/>
      <text:p text:style-name="P15"><text:span text:style-name="T6">Pořadí: </text:span><text:span text:style-name="T7">.</text:span><text:tab/><text:span text:style-name="T6">J</text:span>mémo<text:tab/><text:tab/>I. kolo<text:tab/><text:tab/>II. kolo<text:tab/><text:tab/>III. kolo<text:tab/>celkem</text:p>
      <text:p text:style-name="P16"><text:tab/><text:tab/></text:p>
      <text:p text:style-name="P2">1. <text:s/><text:span text:style-name="T11">Pěta Michael<text:tab/></text:span><text:span text:style-name="T7"><text:tab/></text:span><text:span text:style-name="T11">50<text:tab/></text:span><text:span text:style-name="T7"><text:tab/></text:span><text:span text:style-name="T11">59</text:span><text:span text:style-name="T7"><text:tab/><text:tab/></text:span><text:span text:style-name="T11">72</text:span><text:span text:style-name="T7"><text:tab/><text:tab/></text:span><text:span text:style-name="T8">1</text:span><text:span text:style-name="T11">81</text:span><text:span text:style-name="T7"><text:tab/><text:tab/></text:span></text:p>
      <text:p text:style-name="P1">2. <text:s/><text:span text:style-name="T11">Stloukal Daniel<text:tab/></text:span><text:tab/><text:span text:style-name="T11">44</text:span><text:tab/><text:tab/><text:span text:style-name="T11">3</text:span><text:span text:style-name="T8">4</text:span><text:tab/><text:tab/><text:span text:style-name="T11">61</text:span><text:tab/><text:tab/><text:span text:style-name="T8">1</text:span><text:span text:style-name="T11">39</text:span><text:tab/><text:tab/></text:p>
      <text:p text:style-name="P1">3. <text:s/><text:span text:style-name="T11">Fadrný Martin<text:tab/></text:span><text:tab/><text:span text:style-name="T11">48</text:span><text:tab/><text:tab/><text:span text:style-name="T11">41</text:span><text:tab/><text:tab/><text:span text:style-name="T11">47</text:span><text:tab/><text:tab/><text:span text:style-name="T11">136</text:span><text:tab/><text:tab/></text:p>
      <text:p text:style-name="P3">4. <text:s/>Kovář Matěj<text:tab/><text:tab/><text:span text:style-name="T11">38</text:span><text:span text:style-name="T8"><text:tab/><text:tab/></text:span><text:span text:style-name="T11">47</text:span><text:span text:style-name="T8"><text:tab/><text:tab/></text:span><text:span text:style-name="T11">45</text:span><text:span text:style-name="T8"><text:tab/><text:tab/></text:span><text:span text:style-name="T11">130</text:span><text:span text:style-name="T8"> </text:span></text:p>
      <text:p text:style-name="P17">5. <text:s/>Horovyi Jaroslav<text:tab/><text:span text:style-name="T11">37</text:span><text:tab/> <text:tab/><text:span text:style-name="T11">52</text:span><text:span text:style-name="T8"><text:tab/><text:tab/></text:span><text:span text:style-name="T11">33</text:span><text:span text:style-name="T8"><text:tab/><text:tab/></text:span><text:span text:style-name="T11">122</text:span></text:p>
      <text:p text:style-name="P18">6. <text:s/>Hrazdira Vojtěch<text:tab/>44<text:tab/><text:tab/>31<text:tab/><text:tab/>30<text:tab/><text:tab/>105</text:p>
      <text:p text:style-name="P3"/>
      <text:p text:style-name="P4">Meteorologická situace: jasno, polojasno 7-<text:span text:style-name="T10">21</text:span> °C, vítr <text:span text:style-name="T10">1</text:span>-<text:span text:style-name="T10">3</text:span>m/sec</text:p>
      <text:p text:style-name="P1"/>
      <text:p text:style-name="P1"/>
      <text:p text:style-name="P1"/>
      <text:p text:style-name="P5"/>
      <text:p text:style-name="P5"/>
      <text:p text:style-name="P6">Letovice <text:span text:style-name="T10">9</text:span>.6. 202<text:span text:style-name="T10">4</text:span><text:tab/><text:tab/><text:tab/><text:tab/><text:span text:style-name="T9">Hlavní rozhodčí: </text:span><text:span text:style-name="T10">Sopoušek Milan v.r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9T14:01:32.221000000</meta:creation-date>
    <dc:date>2024-06-09T20:54:02.264000000</dc:date>
    <meta:editing-duration>PT12M53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9" meta:word-count="108" meta:character-count="714" meta:non-whitespace-character-count="533"/>
  </office:meta>
</office:document-meta>
</file>